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897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9.94cm"/>
    </style:style>
    <style:style style:name="co4" style:family="table-column">
      <style:table-column-properties fo:break-before="auto" style:column-width="5.664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1.758cm"/>
    </style:style>
    <style:style style:name="co7" style:family="table-column">
      <style:table-column-properties fo:break-before="auto" style:column-width="5.609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1d41a"/>
    </style:style>
    <style:style style:name="ce4" style:family="table-cell" style:parent-style-name="Default">
      <style:text-properties fo:font-style="italic"/>
    </style:style>
    <style:style style:name="ce7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81d41a"/>
    </style:style>
    <style:style style:name="ce9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57" table:default-cell-style-name="Default"/>
        <table:table-row table:style-name="ro1">
          <table:table-cell office:value-type="string" calcext:value-type="string">
            <text:p>A quoi ca sert?</text:p>
          </table:table-cell>
          <table:table-cell office:value-type="string" calcext:value-type="string">
            <text:p>qui peut y accéder?</text:p>
          </table:table-cell>
          <table:table-cell office:value-type="string" calcext:value-type="string">
            <text:p>URL utilisé</text:p>
          </table:table-cell>
          <table:table-cell office:value-type="string" calcext:value-type="string">
            <text:p>comment utilisé(get, post)</text:p>
          </table:table-cell>
          <table:table-cell office:value-type="string" calcext:value-type="string">
            <text:p>ajax?</text:p>
          </table:table-cell>
          <table:table-cell office:value-type="string" calcext:value-type="string">
            <text:p>description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news</text:p>
          </table:table-cell>
          <table:table-cell table:style-name="ce7" table:number-columns-repeated="63"/>
        </table:table-row>
        <table:table-row table:style-name="ro1">
          <table:table-cell office:value-type="string" calcext:value-type="string">
            <text:p>Afficher les news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new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 en db pour avoir les new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ormulaire ajouter une new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administration/news/ajout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quête get vers le serveur pour avoir la page d’ajout de new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jouter une new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administration/news/ajout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Valider(check que les champs sont pas vide), créer la ligne dans la db si valide si non valide retour d’un msg d’erreur de ce qui ne va pa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difier une new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administration/news/modif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table:number-columns-repeated="59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produits</text:p>
          </table:table-cell>
          <table:table-cell table:style-name="ce8" table:number-columns-repeated="63"/>
        </table:table-row>
        <table:table-row table:style-name="ro1">
          <table:table-cell office:value-type="string" calcext:value-type="string">
            <text:p>Afficher les produits</text:p>
          </table:table-cell>
          <table:table-cell office:value-type="string" calcext:value-type="string">
            <text:p>visiteur </text:p>
          </table:table-cell>
          <table:table-cell office:value-type="string" calcext:value-type="string">
            <text:p>/produit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elect en db pour récuperer tout les produits proposé par la boulangeri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difer un produits</text:p>
          </table:table-cell>
          <table:table-cell office:value-type="string" calcext:value-type="string">
            <text:p>administrateur</text:p>
          </table:table-cell>
          <table:table-cell table:style-name="ce9" office:value-type="string" calcext:value-type="string">
            <text:p>/administration/produits/modif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quête venant de l’administrateur afin de modifier une donnée relative à un produit dans la d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jout produi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<text:span text:style-name="T1">/administration/produits</text:span>/ajou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quête venant de l’administrateur permettant l’ajout d’un produit et de ses valeurs dans la db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primer produit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<text:span text:style-name="T1">/administration/produits</text:span>/supprimer 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Suppression total d’un produits dans la db suite à une requête provenant de l’administrateur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Infos</text:p>
          </table:table-cell>
          <table:table-cell table:style-name="ce8" table:number-columns-repeated="63"/>
        </table:table-row>
        <table:table-row table:style-name="ro1">
          <table:table-cell office:value-type="string" calcext:value-type="string">
            <text:p>Horaires</text:p>
          </table:table-cell>
          <table:table-cell office:value-type="string" calcext:value-type="string">
            <text:p>visiteur </text:p>
          </table:table-cell>
          <table:table-cell office:value-type="string" calcext:value-type="string">
            <text:p>/horaires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ération des horaires de la boulangerie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difier horaire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<text:span text:style-name="T1">administration/horaires</text:span>/modif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quête de l’administrateur permettant la modification des horaires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ontact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ntact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ération des différents moyen de contacter la boulangeri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difier contact</text:p>
          </table:table-cell>
          <table:table-cell office:value-type="string" calcext:value-type="string">
            <text:p>administrateur</text:p>
          </table:table-cell>
          <table:table-cell table:style-name="ce9" office:value-type="string" calcext:value-type="string">
            <text:p>/administration/contact/modifi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equête de l’administrateur permettant la modification dans les différents moyens de contacter la boulangerie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alisation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localisation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Récupération de la localisation de la boulangerie.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commande</text:p>
          </table:table-cell>
          <table:table-cell table:style-name="ce8" table:number-columns-repeated="63"/>
        </table:table-row>
        <table:table-row table:style-name="ro1">
          <table:table-cell office:value-type="string" calcext:value-type="string">
            <text:p>Afficher commande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mmande/affiche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et l’affichage de la commande en cours de l’utilisateur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primer commande</text:p>
          </table:table-cell>
          <table:table-cell office:value-type="string" calcext:value-type="string">
            <text:p>visiteur </text:p>
          </table:table-cell>
          <table:table-cell office:value-type="string" calcext:value-type="string">
            <text:p>/commande/supprim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et à l’utilisateur de supprimer la commande en cou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jouter commande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mmande/ajout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et l’ajout d’un produits à la comman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odifier commande</text:p>
          </table:table-cell>
          <table:table-cell office:value-type="string" calcext:value-type="string">
            <text:p>visiteur</text:p>
          </table:table-cell>
          <table:table-cell office:value-type="string" calcext:value-type="string">
            <text:p>/commande/modifier 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et à l’utilisateur de modifier les quantités de la comman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Voir toutes les commandes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istration/commande/voir</text:p>
          </table:table-cell>
          <table:table-cell office:value-type="string" calcext:value-type="string">
            <text:p>ge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et à l’administrateur de voir les commandes faites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tirer comande</text:p>
          </table:table-cell>
          <table:table-cell office:value-type="string" calcext:value-type="string">
            <text:p>administrateur</text:p>
          </table:table-cell>
          <table:table-cell office:value-type="string" calcext:value-type="string">
            <text:p>/administration/commande/retirer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Permettre à l’administrateur de supprimer les commandes passées par les utilisateurs</text:p>
          </table:table-cell>
          <table:table-cell table:number-columns-repeated="5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9">00/00/0000</text:date>, <text:time style:data-style-name="N2" text:time-value="10:28:48.79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3-16T18:44:50.848338025</meta:creation-date>
    <dc:date>2020-03-18T12:37:50.013000000</dc:date>
    <meta:editing-duration>PT55M3S</meta:editing-duration>
    <meta:editing-cycles>4</meta:editing-cycles>
    <meta:generator>LibreOffice/6.4.0.3$Windows_X86_64 LibreOffice_project/b0a288ab3d2d4774cb44b62f04d5d28733ac6df8</meta:generator>
    <meta:document-statistic meta:table-count="1" meta:cell-count="123" meta:object-count="0"/>
  </office:meta>
</office:document-meta>
</file>